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b1441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fo:font-size="14pt" officeooo:paragraph-rsid="000b1441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fo:font-size="14pt" officeooo:paragraph-rsid="000c30eb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ize="14pt" officeooo:rsid="000c30eb" officeooo:paragraph-rsid="000c30eb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paragraph-rsid="000b1441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paragraph-rsid="000c30eb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12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0b1441"/>
    </style:style>
    <style:style style:name="P13" style:family="paragraph" style:parent-style-name="Standard">
      <style:paragraph-properties fo:text-align="start" style:justify-single-word="false"/>
      <style:text-properties style:text-line-through-style="solid" style:text-line-through-type="single" fo:font-size="14pt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5pt" fo:font-style="italic" style:text-underline-style="solid" style:text-underline-width="auto" style:text-underline-color="font-color" fo:font-weight="bold" fo:background-color="#ffff38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1441"/>
    </style:style>
    <style:style style:name="T3" style:family="text">
      <style:text-properties style:text-underline-style="solid" style:text-underline-width="auto" style:text-underline-color="font-color" officeooo:rsid="000b1441" fo:background-color="transparent" loext:char-shading-value="0"/>
    </style:style>
    <style:style style:name="T4" style:family="text">
      <style:text-properties style:text-underline-style="solid" style:text-underline-width="auto" style:text-underline-color="font-color" officeooo:rsid="000c30eb" fo:background-color="transparent" loext:char-shading-value="0"/>
    </style:style>
    <style:style style:name="T5" style:family="text">
      <style:text-properties style:text-underline-style="solid" style:text-underline-width="auto" style:text-underline-color="font-color" fo:background-color="transparent" loext:char-shading-value="0"/>
    </style:style>
    <style:style style:name="T6" style:family="text">
      <style:text-properties style:text-underline-style="none" officeooo:rsid="000b1441" fo:background-color="transparent" loext:char-shading-value="0"/>
    </style:style>
    <style:style style:name="T7" style:family="text">
      <style:text-properties style:text-underline-style="none" fo:background-color="transparent" loext:char-shading-value="0"/>
    </style:style>
    <style:style style:name="T8" style:family="text">
      <style:text-properties fo:background-color="#ccffff" loext:char-shading-value="0"/>
    </style:style>
    <style:style style:name="T9" style:family="text">
      <style:text-properties officeooo:rsid="000b1441" fo:background-color="#ccffff" loext:char-shading-value="0"/>
    </style:style>
    <style:style style:name="T10" style:family="text">
      <style:text-properties fo:background-color="#ccffff" loext:char-shading-value="0"/>
    </style:style>
    <style:style style:name="T11" style:family="text">
      <style:text-properties officeooo:rsid="000b1441"/>
    </style:style>
    <style:style style:name="T12" style:family="text">
      <style:text-properties fo:font-size="14pt" fo:background-color="#ccffff" loext:char-shading-value="0" style:font-size-asian="14pt" style:font-size-complex="14pt"/>
    </style:style>
    <style:style style:name="T13" style:family="text">
      <style:text-properties fo:font-size="14pt" officeooo:rsid="000b1441" fo:background-color="#ccffff" loext:char-shading-value="0" style:font-size-asian="14pt" style:font-size-complex="14pt"/>
    </style:style>
    <style:style style:name="T14" style:family="text">
      <style:text-properties fo:font-size="14pt" fo:background-color="#ccffff" loext:char-shading-value="0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0b1441" style:font-size-asian="14pt" style:font-size-complex="14pt"/>
    </style:style>
    <style:style style:name="T1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8" style:family="text">
      <style:text-properties fo:font-size="14pt" style:text-underline-style="solid" style:text-underline-width="auto" style:text-underline-color="font-color" officeooo:rsid="000b1441" style:font-size-asian="14pt" style:font-size-complex="14pt"/>
    </style:style>
    <style:style style:name="T19" style:family="text">
      <style:text-properties fo:font-size="14pt" style:text-underline-style="none" style:font-size-asian="14pt" style:font-size-complex="14pt"/>
    </style:style>
    <style:style style:name="T20" style:family="text">
      <style:text-properties fo:font-size="14pt" style:text-underline-style="none" officeooo:rsid="000b1441" style:font-size-asian="14pt" style:font-size-complex="14pt"/>
    </style:style>
    <style:style style:name="T21" style:family="text">
      <style:text-properties fo:font-size="14pt" officeooo:rsid="000b1441" fo:background-color="#b3cac7" loext:char-shading-value="0" style:font-size-asian="14pt" style:font-size-complex="14pt"/>
    </style:style>
    <style:style style:name="T22" style:family="text">
      <style:text-properties fo:font-size="14pt" officeooo:rsid="000b1441" fo:background-color="#ff6d6d" loext:char-shading-value="0" style:font-size-asian="14pt" style:font-size-complex="14pt"/>
    </style:style>
    <style:style style:name="T23" style:family="text">
      <style:text-properties fo:font-size="14pt" officeooo:rsid="000b1441" fo:background-color="#ff6d6d" loext:char-shading-value="0" style:font-size-asian="14pt" style:font-size-complex="14pt"/>
    </style:style>
    <style:style style:name="T24" style:family="text">
      <style:text-properties fo:font-size="14pt" officeooo:rsid="000b1441" fo:background-color="#ffa6a6" loext:char-shading-value="0" style:font-size-asian="14pt" style:font-size-complex="14pt"/>
    </style:style>
    <style:style style:name="T25" style:family="text">
      <style:text-properties fo:font-size="14pt" fo:background-color="transparent" loext:char-shading-value="0" style:font-size-asian="14pt" style:font-size-complex="14pt"/>
    </style:style>
    <style:style style:name="T26" style:family="text">
      <style:text-properties fo:font-size="14pt" fo:background-color="transparent" loext:char-shading-value="0" style:font-size-asian="14pt" style:font-size-complex="14pt"/>
    </style:style>
    <style:style style:name="T27" style:family="text">
      <style:text-properties fo:background-color="#b3cac7" loext:char-shading-value="0"/>
    </style:style>
    <style:style style:name="T28" style:family="text">
      <style:text-properties officeooo:rsid="000b1441" fo:background-color="#b3cac7" loext:char-shading-value="0"/>
    </style:style>
    <style:style style:name="T29" style:family="text">
      <style:text-properties style:text-line-through-style="none" style:text-line-through-type="none"/>
    </style:style>
    <style:style style:name="T30" style:family="text">
      <style:text-properties style:text-line-through-style="none" style:text-line-through-type="none" fo:font-size="14pt" officeooo:rsid="000b1441" fo:background-color="#b3cac7" loext:char-shading-value="0" style:font-size-asian="14pt" style:font-size-complex="14pt"/>
    </style:style>
    <style:style style:name="T31" style:family="text">
      <style:text-properties style:text-line-through-style="none" style:text-line-through-type="none" fo:font-size="14pt" style:font-size-asian="14pt" style:font-size-complex="14pt"/>
    </style:style>
    <style:style style:name="T32" style:family="text">
      <style:text-properties style:text-line-through-style="none" style:text-line-through-type="none" fo:font-size="14pt" officeooo:rsid="000b1441" style:font-size-asian="14pt" style:font-size-complex="14pt"/>
    </style:style>
    <style:style style:name="T33" style:family="text">
      <style:text-properties style:text-line-through-style="none" style:text-line-through-type="none" fo:font-size="14pt" officeooo:rsid="000b1441" fo:background-color="#ccffff" loext:char-shading-value="0" style:font-size-asian="14pt" style:font-size-complex="14pt"/>
    </style:style>
    <style:style style:name="T34" style:family="text">
      <style:text-properties style:text-line-through-style="none" style:text-line-through-type="none" officeooo:rsid="000b1441" fo:background-color="#b3cac7" loext:char-shading-value="0"/>
    </style:style>
    <style:style style:name="T35" style:family="text">
      <style:text-properties style:text-line-through-style="none" style:text-line-through-type="none" officeooo:rsid="000b1441"/>
    </style:style>
    <style:style style:name="T36" style:family="text">
      <style:text-properties style:text-line-through-style="none" style:text-line-through-type="none" style:text-underline-style="solid" style:text-underline-width="auto" style:text-underline-color="font-color" officeooo:rsid="000c30eb"/>
    </style:style>
    <style:style style:name="T37" style:family="text">
      <style:text-properties style:text-line-through-style="none" style:text-line-through-type="none" style:text-underline-style="none" officeooo:rsid="000c30eb"/>
    </style:style>
    <style:style style:name="T38" style:family="text">
      <style:text-properties style:text-line-through-style="none" style:text-line-through-type="none" officeooo:rsid="000b1441" fo:background-color="#ccffff" loext:char-shading-value="0"/>
    </style:style>
    <style:style style:name="T39" style:family="text">
      <style:text-properties officeooo:rsid="000b1441" fo:background-color="transparent" loext:char-shading-value="0"/>
    </style:style>
    <style:style style:name="T40" style:family="text">
      <style:text-properties fo:background-color="transparent" loext:char-shading-value="0"/>
    </style:style>
    <style:style style:name="T41" style:family="text">
      <style:text-properties officeooo:rsid="000c30eb" fo:background-color="transparent" loext:char-shading-value="0"/>
    </style:style>
    <style:style style:name="T42" style:family="text">
      <style:text-properties fo:background-color="#ffa6a6" loext:char-shading-value="0"/>
    </style:style>
    <style:style style:name="T43" style:family="text">
      <style:text-properties fo:background-color="#f7d1d5" loext:char-shading-value="0"/>
    </style:style>
    <style:style style:name="T44" style:family="text">
      <style:text-properties fo:background-color="#f7d1d5" loext:char-shading-value="0"/>
    </style:style>
    <style:style style:name="T45" style:family="text">
      <style:text-properties fo:background-color="#ec9ba4" loext:char-shading-value="0"/>
    </style:style>
    <style:style style:name="T46" style:family="text">
      <style:text-properties officeooo:rsid="000d72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royecto 7 y Medio</text:p>
      <text:p text:style-name="P1"/>
      <text:p text:style-name="P3"><text:span text:style-name="T14">JUEGO</text:span><text:span text:style-name="T15"> (</text:span><text:span text:style-name="T18">ID</text:span><text:span text:style-name="T17">_juego</text:span><text:span text:style-name="T19">, </text:span><text:span text:style-name="T20">nom_juego</text:span><text:span text:style-name="T15">)</text:span></text:p>
      <text:p text:style-name="P2"/>
      <text:p text:style-name="P11"><text:span text:style-name="T24">REGLAS</text:span><text:span text:style-name="T15"> </text:span><text:span text:style-name="T16">(</text:span><text:span text:style-name="T18">ID_regla</text:span><text:span text:style-name="T20">, modalidades, min_jugadores, max_jugadores, puntos_inicio, min_rondas, max_rondas</text:span><text:span text:style-name="T15">)</text:span></text:p>
      <text:p text:style-name="P2"/>
      <text:p text:style-name="P13"><text:span text:style-name="T42">PARTIDA</text:span> (<text:span text:style-name="T1">ID_</text:span><text:span text:style-name="T2">partida</text:span>, ganador)</text:p>
      <text:p text:style-name="P2"/>
      <text:p text:style-name="P13"><text:span text:style-name="T42">RONDAS</text:span> (<text:span text:style-name="T2">ID_ronda</text:span>)</text:p>
      <text:p text:style-name="P2"/>
      <text:p text:style-name="P3"><text:span text:style-name="T13">JUGADORES</text:span><text:span text:style-name="T15"> (</text:span><text:span text:style-name="T17">ID_</text:span><text:span text:style-name="T18">jugador</text:span><text:span text:style-name="T15">, nom_usuario)</text:span></text:p>
      <text:p text:style-name="P2"/>
      <text:p text:style-name="P5"><text:span text:style-name="T10">CARTAS</text:span> (<text:span text:style-name="T1">ID_</text:span><text:span text:style-name="T2">carta</text:span>, num_carta, valor_en_juego, prioridad, <text:span text:style-name="T11">activa</text:span>)</text:p>
      <text:p text:style-name="P5"/>
      <text:p text:style-name="P12"><text:span text:style-name="T24">ACCION</text:span><text:span text:style-name="T15"> (</text:span><text:span text:style-name="T17">ID_</text:span><text:span text:style-name="T18">accion</text:span><text:span text:style-name="T15">, </text:span><text:span text:style-name="T16">nom_accion</text:span><text:span text:style-name="T15">)</text:span></text:p>
      <text:p text:style-name="P6"/>
      <text:p text:style-name="P4"><text:span text:style-name="T33">GANADOR</text:span><text:span text:style-name="T31"> (</text:span><text:span text:style-name="T32">tipo_victoria</text:span><text:span text:style-name="T31">)</text:span></text:p>
      <text:p text:style-name="P2"/>
      <text:p text:style-name="P2"/>
      <text:p text:style-name="P14"><text:span text:style-name="T46">RELACIONES</text:span>:</text:p>
      <text:p text:style-name="P2"/>
      <text:p text:style-name="P9"><text:span text:style-name="T9">REGLAS</text:span><text:span text:style-name="T39"> (</text:span><text:span text:style-name="T3">ID_regla</text:span><text:span text:style-name="T6">, modalidades, min_jugadores, max_jugadores, puntos_inicio, min_rondas, max_rondas, </text:span><text:span text:style-name="T3">ID_juego</text:span><text:span text:style-name="T39">)</text:span></text:p>
      <text:p text:style-name="P9"><text:span text:style-name="T39">-</text:span><text:span text:style-name="T41">En REGLAS el ID_juego es clave foranea de JUEGO.</text:span></text:p>
      <text:p text:style-name="P9"><text:span text:style-name="T39"/></text:p>
      <text:p text:style-name="P10"><text:span text:style-name="T9">PARTIDA</text:span><text:span text:style-name="T39"> (</text:span><text:span text:style-name="T3">ID_partida</text:span><text:span text:style-name="T39">, ganador, </text:span><text:span text:style-name="T4">ID_juego</text:span><text:span text:style-name="T39">)</text:span></text:p>
      <text:p text:style-name="P10"><text:span text:style-name="T39">-</text:span><text:span text:style-name="T41">En PARTIDA el ID_juego es clave foranea de JUEGO.</text:span></text:p>
      <text:p text:style-name="P10"><text:span text:style-name="T39"/></text:p>
      <text:p text:style-name="P7"><text:span text:style-name="T9">RONDAS</text:span><text:span text:style-name="T39"> (</text:span><text:span text:style-name="T3">ID_ronda</text:span><text:span text:style-name="T6">, </text:span><text:span text:style-name="T4">ID_partida</text:span><text:span text:style-name="T39">)</text:span></text:p>
      <text:p text:style-name="P7"><text:span text:style-name="T39">-</text:span><text:span text:style-name="T41">En RONDAS el ID_partida es clave foranea de PARTIDAS.</text:span></text:p>
      <text:p text:style-name="P8"><text:span text:style-name="T39"/></text:p>
      <text:p text:style-name="P8"><text:span text:style-name="T9">J</text:span><text:span text:style-name="T10">UEGA</text:span><text:span text:style-name="T40"> (</text:span><text:span text:style-name="T5">ID_ronda</text:span><text:span text:style-name="T40">, </text:span><text:span text:style-name="T5">ID_jugador</text:span><text:span text:style-name="T7">, apuesta_realizada</text:span><text:span text:style-name="T40">)</text:span></text:p>
      <text:p text:style-name="P8"><text:span text:style-name="T40">-En JUEGA el ID_jugador es clave foranea de JUGADOR.</text:span></text:p>
      <text:p text:style-name="P8"><text:span text:style-name="T40"/></text:p>
      <text:p text:style-name="P8"><text:span text:style-name="T10">SE USAN</text:span><text:span text:style-name="T40"> (</text:span><text:span text:style-name="T5">ID_ronda</text:span><text:span text:style-name="T40">, </text:span><text:span text:style-name="T5">ID_jugador</text:span><text:span text:style-name="T7">, </text:span><text:span text:style-name="T5">ID_cartas</text:span><text:span text:style-name="T40">)</text:span></text:p>
      <text:p text:style-name="P8"><text:span text:style-name="T40">-En SE USAN el ID_jugador es clave foranea de JUGADOR.</text:span></text:p>
      <text:p text:style-name="P8"><text:span text:style-name="T40">-En SE USAN el ID_cartas es clave foranea de CARTAS.</text:span></text:p>
      <text:p text:style-name="P8"><text:span text:style-name="T40">-En SE USAN el ID_ronda es clave foranea de RONDA.</text:span></text:p>
      <text:p text:style-name="P8"><text:span text:style-name="T28"/></text:p>
      <text:p text:style-name="P8"><text:span text:style-name="T9">ACCION</text:span><text:span text:style-name="T40"> (</text:span><text:span text:style-name="T5">ID_</text:span><text:span text:style-name="T3">accion</text:span><text:span text:style-name="T40">, </text:span><text:span text:style-name="T39">nom_accion, </text:span><text:span text:style-name="T5">ID_ronda</text:span><text:span text:style-name="T7">, </text:span><text:span text:style-name="T5">ID_jugador</text:span><text:span text:style-name="T40">)</text:span></text:p>
      <text:p text:style-name="P8"><text:span text:style-name="T39">-En </text:span><text:span text:style-name="T40">ACCION</text:span><text:span text:style-name="T39"> el ID_jugador es clave foranea de </text:span><text:span text:style-name="T40">JUGADOR</text:span><text:span text:style-name="T39">.</text:span></text:p>
      <text:p text:style-name="P8"><text:span text:style-name="T39">-En </text:span><text:span text:style-name="T40">ACCION</text:span><text:span text:style-name="T39"> el ID_</text:span><text:span text:style-name="T40">ronda</text:span><text:span text:style-name="T39"> es clave foranea de </text:span><text:span text:style-name="T40">RONDA</text:span><text:span text:style-name="T39">.</text:span></text:p>
      <text:p text:style-name="P10"><text:span text:style-name="T34"/></text:p>
      <text:p text:style-name="P10"><text:soft-page-break/><text:span text:style-name="T38">GANADOR</text:span><text:span text:style-name="T29"> (</text:span><text:span text:style-name="T35">tipo_victoria, </text:span><text:span text:style-name="T36">ID_ronda</text:span><text:span text:style-name="T37">, </text:span><text:span text:style-name="T36">ID_jugador</text:span><text:span text:style-name="T29">)</text:span></text:p>
      <text:p text:style-name="P8"><text:span text:style-name="T40">-En GANADOR el ID_jugador es clave foranea de JUGADOR.</text:span></text:p>
      <text:p text:style-name="P8"><text:span text:style-name="T40">-En GANADOR el ID_rondas es clave foranea de RONDA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9T13:47:51.438363759</dc:date>
    <meta:generator>LibreOffice/6.4.6.2$Linux_X86_64 LibreOffice_project/40$Build-2</meta:generator>
    <meta:editing-duration>PT3H15M29S</meta:editing-duration>
    <meta:editing-cycles>3</meta:editing-cycles>
    <meta:document-statistic meta:table-count="0" meta:image-count="0" meta:object-count="0" meta:page-count="2" meta:paragraph-count="28" meta:word-count="171" meta:character-count="1283" meta:non-whitespace-character-count="1140"/>
  </office:meta>
</office:document-meta>
</file>